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P3" style:family="paragraph" style:parent-style-name="Standard">
      <style:paragraph-properties fo:break-before="auto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Standard">
      <style:paragraph-properties fo:break-before="auto" fo:margin-top="0cm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font-weight="bold" style:font-weight-asian="bold" style:font-weight-complex="bold"/>
    </style:style>
    <style:style style:name="T4_8" style:family="text">
      <style:text-properties fo:font-weight="bold" style:font-weight-asian="bold" style:font-weight-complex="bold"/>
    </style:style>
    <style:style style:name="T4_9" style:family="text">
      <style:text-properties fo:font-weight="bold" style:font-weight-asian="bold" style:font-weight-complex="bold"/>
    </style:style>
    <style:style style:name="T4_10" style:family="text">
      <style:text-properties fo:font-weight="bold" style:font-weight-asian="bold" style:font-weight-complex="bold"/>
    </style:style>
    <style:style style:name="T4_11" style:family="text">
      <style:text-properties fo:font-weight="bold" style:font-weight-asian="bold" style:font-weight-complex="bold"/>
    </style:style>
    <style:style style:name="T4_12" style:family="text">
      <style:text-properties fo:font-weight="bold" style:font-weight-asian="bold" style:font-weight-complex="bold"/>
    </style:style>
    <style:style style:name="T4_13" style:family="text">
      <style:text-properties fo:font-weight="bold" style:font-weight-asian="bold" style:font-weight-complex="bold"/>
    </style:style>
    <style:style style:name="T4_14" style:family="text">
      <style:text-properties fo:font-weight="bold" style:font-weight-asian="bold" style:font-weight-complex="bold"/>
    </style:style>
    <style:style style:name="T4_15" style:family="text">
      <style:text-properties fo:font-weight="bold" style:font-weight-asian="bold" style:font-weight-complex="bold"/>
    </style:style>
    <style:style style:name="T4_16" style:family="text">
      <style:text-properties fo:font-weight="bold" style:font-weight-asian="bold" style:font-weight-complex="bold"/>
    </style:style>
    <style:style style:name="T4_17" style:family="text">
      <style:text-properties fo:font-weight="bold" style:font-weight-asian="bold" style:font-weight-complex="bold"/>
    </style:style>
    <style:style style:name="T4_18" style:family="text">
      <style:text-properties fo:font-weight="bold" style:font-weight-asian="bold" style:font-weight-complex="bold"/>
    </style:style>
    <style:style style:name="T4_19" style:family="text">
      <style:text-properties fo:font-weight="bold" style:font-weight-asian="bold" style:font-weight-complex="bold"/>
    </style:style>
    <style:style style:name="T4_20" style:family="text">
      <style:text-properties fo:font-weight="bold" style:font-weight-asian="bold" style:font-weight-complex="bold"/>
    </style:style>
    <style:style style:name="T4_21" style:family="text">
      <style:text-properties fo:font-weight="bold" style:font-weight-asian="bold" style:font-weight-complex="bold"/>
    </style:style>
    <style:style style:name="T4_22" style:family="text">
      <style:text-properties fo:font-weight="bold" style:font-weight-asian="bold" style:font-weight-complex="bold"/>
    </style:style>
    <style:style style:name="T4_23" style:family="text">
      <style:text-properties fo:font-weight="bold" style:font-weight-asian="bold" style:font-weight-complex="bold"/>
    </style:style>
    <style:style style:name="T4_24" style:family="text">
      <style:text-properties fo:font-weight="bold" style:font-weight-asian="bold" style:font-weight-complex="bold"/>
    </style:style>
    <style:style style:name="T4_25" style:family="text">
      <style:text-properties fo:font-weight="bold" style:font-weight-asian="bold" style:font-weight-complex="bold"/>
    </style:style>
    <style:style style:name="T4_26" style:family="text">
      <style:text-properties fo:font-weight="bold" style:font-weight-asian="bold" style:font-weight-complex="bold"/>
    </style:style>
    <style:style style:name="T4_27" style:family="text">
      <style:text-properties fo:font-weight="bold" style:font-weight-asian="bold" style:font-weight-complex="bold"/>
    </style:style>
    <style:style style:name="T4_28" style:family="text">
      <style:text-properties fo:font-weight="bold" style:font-weight-asian="bold" style:font-weight-complex="bold"/>
    </style:style>
    <style:style style:name="T4_29" style:family="text">
      <style:text-properties fo:font-weight="bold" style:font-weight-asian="bold" style:font-weight-complex="bold"/>
    </style:style>
    <style:style style:name="T4_30" style:family="text">
      <style:text-properties fo:font-weight="bold" style:font-weight-asian="bold" style:font-weight-complex="bold"/>
    </style:style>
    <style:style style:name="T4_31" style:family="text">
      <style:text-properties fo:font-weight="bold" style:font-weight-asian="bold" style:font-weight-complex="bold"/>
    </style:style>
    <style:style style:name="T4_32" style:family="text">
      <style:text-properties fo:font-weight="bold" style:font-weight-asian="bold" style:font-weight-complex="bold"/>
    </style:style>
    <style:style style:name="T4_33" style:family="text">
      <style:text-properties fo:font-weight="bold" style:font-weight-asian="bold" style:font-weight-complex="bold"/>
    </style:style>
    <style:style style:name="T4_34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T6_26" style:family="text">
      <style:text-properties fo:font-weight="bold" style:font-weight-asian="bold" style:font-weight-complex="bold"/>
    </style:style>
    <style:style style:name="T6_27" style:family="text">
      <style:text-properties fo:font-weight="bold" style:font-weight-asian="bold" style:font-weight-complex="bold"/>
    </style:style>
    <style:style style:name="T6_28" style:family="text">
      <style:text-properties fo:font-weight="bold" style:font-weight-asian="bold" style:font-weight-complex="bold"/>
    </style:style>
    <style:style style:name="T6_29" style:family="text">
      <style:text-properties fo:font-weight="bold" style:font-weight-asian="bold" style:font-weight-complex="bold"/>
    </style:style>
    <style:style style:name="T6_30" style:family="text">
      <style:text-properties fo:font-weight="bold" style:font-weight-asian="bold" style:font-weight-complex="bold"/>
    </style:style>
    <style:style style:name="T6_31" style:family="text">
      <style:text-properties fo:font-weight="bold" style:font-weight-asian="bold" style:font-weight-complex="bold"/>
    </style:style>
    <style:style style:name="T6_32" style:family="text">
      <style:text-properties fo:font-weight="bold" style:font-weight-asian="bold" style:font-weight-complex="bold"/>
    </style:style>
    <style:style style:name="T6_33" style:family="text">
      <style:text-properties fo:font-weight="bold" style:font-weight-asian="bold" style:font-weight-complex="bold"/>
    </style:style>
    <style:style style:name="T6_34" style:family="text">
      <style:text-properties fo:font-weight="bold" style:font-weight-asian="bold" style:font-weight-complex="bold"/>
    </style:style>
    <style:style style:name="T6_35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P9" style:family="paragraph" style:parent-style-name="Standard">
      <style:paragraph-properties fo:break-before="auto" fo:margin-top="0cm" fo:margin-bottom="0cm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T9_6" style:family="text">
      <style:text-properties fo:font-weight="bold" style:font-weight-asian="bold" style:font-weight-complex="bold"/>
    </style:style>
    <style:style style:name="T9_7" style:family="text">
      <style:text-properties fo:font-weight="bold" style:font-weight-asian="bold" style:font-weight-complex="bold"/>
    </style:style>
    <style:style style:name="T9_8" style:family="text">
      <style:text-properties fo:font-weight="bold" style:font-weight-asian="bold" style:font-weight-complex="bold"/>
    </style:style>
    <style:style style:name="T9_9" style:family="text">
      <style:text-properties fo:font-weight="bold" style:font-weight-asian="bold" style:font-weight-complex="bold"/>
    </style:style>
    <style:style style:name="T9_10" style:family="text">
      <style:text-properties fo:font-weight="bold" style:font-weight-asian="bold" style:font-weight-complex="bold"/>
    </style:style>
    <style:style style:name="T9_11" style:family="text">
      <style:text-properties fo:font-weight="bold" style:font-weight-asian="bold" style:font-weight-complex="bold"/>
    </style:style>
    <style:style style:name="T9_12" style:family="text">
      <style:text-properties fo:font-weight="bold" style:font-weight-asian="bold" style:font-weight-complex="bold"/>
    </style:style>
    <style:style style:name="T9_13" style:family="text">
      <style:text-properties fo:font-weight="bold" style:font-weight-asian="bold" style:font-weight-complex="bold"/>
    </style:style>
    <style:style style:name="T9_14" style:family="text">
      <style:text-properties fo:font-weight="bold" style:font-weight-asian="bold" style:font-weight-complex="bold"/>
    </style:style>
    <style:style style:name="T9_15" style:family="text">
      <style:text-properties fo:font-weight="bold" style:font-weight-asian="bold" style:font-weight-complex="bold"/>
    </style:style>
    <style:style style:name="T9_16" style:family="text">
      <style:text-properties fo:font-weight="bold" style:font-weight-asian="bold" style:font-weight-complex="bold"/>
    </style:style>
    <style:style style:name="T9_17" style:family="text">
      <style:text-properties fo:font-weight="bold" style:font-weight-asian="bold" style:font-weight-complex="bold"/>
    </style:style>
    <style:style style:name="T9_18" style:family="text">
      <style:text-properties fo:font-weight="bold" style:font-weight-asian="bold" style:font-weight-complex="bold"/>
    </style:style>
    <style:style style:name="T9_19" style:family="text">
      <style:text-properties fo:font-weight="bold" style:font-weight-asian="bold" style:font-weight-complex="bold"/>
    </style:style>
    <style:style style:name="T9_20" style:family="text">
      <style:text-properties fo:font-weight="bold" style:font-weight-asian="bold" style:font-weight-complex="bold"/>
    </style:style>
    <style:style style:name="P10" style:family="paragraph" style:parent-style-name="Heading_20_1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P19" style:family="paragraph" style:parent-style-name="Standard">
      <style:paragraph-properties fo:break-before="auto" style:writing-mode="lr-tb"/>
    </style:style>
    <style:style style:name="T19_1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P28" style:family="paragraph" style:parent-style-name="Standard">
      <style:paragraph-properties fo:break-before="auto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style:writing-mode="lr-tb"/>
    </style:style>
    <style:style style:name="T29_1" style:family="text"/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break-before="auto" style:writing-mode="lr-tb"/>
    </style:style>
    <style:style style:name="P32" style:family="paragraph" style:parent-style-name="Standard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P41" style:family="paragraph" style:parent-style-name="Standard">
      <style:paragraph-properties fo:break-before="auto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margin-top="0cm" fo:margin-bottom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P44" style:family="paragraph" style:parent-style-name="Heading_20_1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P50" style:family="paragraph" style:parent-style-name="Standard">
      <style:paragraph-properties fo:break-before="auto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</office:automatic-styles>
  <office:body>
    <office:text>
      <text:h text:style-name="P1" text:outline-level="10"><text:bookmark-start text:name="h.qd1kvfc01bb8"/><text:bookmark-end text:name="h.qd1kvfc01bb8"/><text:span text:style-name="T1_1">General</text:span><text:span text:style-name="T1_2"><text:s/></text:span><text:span text:style-name="T1_3">Mechanics</text:span></text:h>
      <text:list text:style-name="LS1" xml:id="list0">
        <text:list-item>
          <text:p text:style-name="P2"><text:span text:style-name="T2_1"><text:s/></text:span><text:span text:style-name="T2_2">Zelda</text:span><text:span text:style-name="T2_3"><text:s/></text:span><text:span text:style-name="T2_4">style</text:span><text:span text:style-name="T2_5"><text:s/></text:span><text:span text:style-name="T2_6">gameplay</text:span><text:span text:style-name="T2_7"><text:s/>(</text:span><text:span text:style-name="T2_8">vote</text:span><text:span text:style-name="T2_9"><text:s/></text:span><text:span text:style-name="T2_10">of</text:span><text:span text:style-name="T2_11"><text:s/>3)</text:span></text:p>
        </text:list-item>
        <text:list-item>
          <text:p text:style-name="P3"><text:span text:style-name="T3_1"><text:s/></text:span><text:span text:style-name="T3_2">Diablo</text:span><text:span text:style-name="T3_3"><text:s/></text:span><text:span text:style-name="T3_4">style</text:span><text:span text:style-name="T3_5"><text:s/></text:span><text:span text:style-name="T3_6">gameplay</text:span><text:span text:style-name="T3_7"><text:s/>(</text:span><text:span text:style-name="T3_8">vote</text:span><text:span text:style-name="T3_9"><text:s/></text:span><text:span text:style-name="T3_10">of</text:span><text:span text:style-name="T3_11"><text:s/>4)</text:span></text:p>
        </text:list-item>
        <text:list-item>
          <text:p text:style-name="P4"><text:span text:style-name="T4_1">RPS</text:span><text:span text:style-name="T4_2"><text:s/></text:span><text:span text:style-name="T4_3">Elemental</text:span><text:span text:style-name="T4_4"><text:s/></text:span><text:span text:style-name="T4_5">attacks</text:span><text:span text:style-name="T4_6">,<text:s/></text:span><text:span text:style-name="T4_7">stacking</text:span><text:span text:style-name="T4_8"><text:s/></text:span><text:span text:style-name="T4_9">magics</text:span><text:span text:style-name="T4_10"><text:s/>=<text:s/></text:span><text:span text:style-name="T4_11">more</text:span><text:span text:style-name="T4_12"><text:s/></text:span><text:span text:style-name="T4_13">powerful</text:span><text:span text:style-name="T4_14"><text:s/></text:span><text:span text:style-name="T4_15">magics</text:span><text:span text:style-name="T4_16">,<text:s/></text:span><text:span text:style-name="T4_17">magics</text:span><text:span text:style-name="T4_18"><text:s/></text:span><text:span text:style-name="T4_19">from</text:span><text:span text:style-name="T4_20"><text:s/></text:span><text:span text:style-name="T4_21">dungeons</text:span><text:span text:style-name="T4_22">,<text:s/></text:span><text:span text:style-name="T4_23">weapons</text:span><text:span text:style-name="T4_24"><text:s/></text:span><text:span text:style-name="T4_25">have</text:span><text:span text:style-name="T4_26"><text:s/></text:span><text:span text:style-name="T4_27">unique</text:span><text:span text:style-name="T4_28"><text:s/></text:span><text:span text:style-name="T4_29">combos</text:span><text:span text:style-name="T4_30"><text:s/>(</text:span><text:span text:style-name="T4_31">vote</text:span><text:span text:style-name="T4_32"><text:s/></text:span><text:span text:style-name="T4_33">of</text:span><text:span text:style-name="T4_34"><text:s/>21)</text:span></text:p>
        </text:list-item>
        <text:list-item>
          <text:p text:style-name="P5"><text:span text:style-name="T5_1">Minimalist</text:span><text:span text:style-name="T5_2"><text:s/></text:span><text:span text:style-name="T5_3">combat</text:span><text:span text:style-name="T5_4">,<text:s/></text:span><text:span text:style-name="T5_5">strategy</text:span><text:span text:style-name="T5_6"><text:s/></text:span><text:span text:style-name="T5_7">in</text:span><text:span text:style-name="T5_8"><text:s/></text:span><text:span text:style-name="T5_9">attacks</text:span><text:span text:style-name="T5_10">/</text:span><text:span text:style-name="T5_11">equipment</text:span><text:span text:style-name="T5_12">,<text:s/></text:span><text:span text:style-name="T5_13">lots</text:span><text:span text:style-name="T5_14"><text:s/></text:span><text:span text:style-name="T5_15">of</text:span><text:span text:style-name="T5_16"><text:s/></text:span><text:span text:style-name="T5_17">one</text:span><text:span text:style-name="T5_18">-</text:span><text:span text:style-name="T5_19">time</text:span><text:span text:style-name="T5_20"><text:s/></text:span><text:span text:style-name="T5_21">use</text:span><text:span text:style-name="T5_22"><text:s/></text:span><text:span text:style-name="T5_23">combat</text:span><text:span text:style-name="T5_24"><text:s/></text:span><text:span text:style-name="T5_25">items</text:span><text:span text:style-name="T5_26"><text:s/>(</text:span><text:span text:style-name="T5_27">vote</text:span><text:span text:style-name="T5_28"><text:s/>9)</text:span></text:p>
        </text:list-item>
        <text:list-item>
          <text:p text:style-name="P6"><text:span text:style-name="T6_1">2<text:s/></text:span><text:span text:style-name="T6_2">vitals</text:span><text:span text:style-name="T6_3">:<text:s/></text:span><text:span text:style-name="T6_4">HP</text:span><text:span text:style-name="T6_5"><text:s/></text:span><text:span text:style-name="T6_6">and</text:span><text:span text:style-name="T6_7"><text:s/></text:span><text:span text:style-name="T6_8">POW</text:span><text:span text:style-name="T6_9">,<text:s/></text:span><text:span text:style-name="T6_10">POW</text:span><text:span text:style-name="T6_11"><text:s/></text:span><text:span text:style-name="T6_12">used</text:span><text:span text:style-name="T6_13"><text:s/>4<text:s/></text:span><text:span text:style-name="T6_14">abilities</text:span><text:span text:style-name="T6_15">,<text:s/></text:span><text:span text:style-name="T6_16">yin</text:span><text:span text:style-name="T6_17"><text:s/></text:span><text:span text:style-name="T6_18">yang</text:span><text:span text:style-name="T6_19"><text:s/></text:span><text:span text:style-name="T6_20">HP</text:span><text:span text:style-name="T6_21"><text:s/></text:span><text:span text:style-name="T6_22">and</text:span><text:span text:style-name="T6_23"><text:s/></text:span><text:span text:style-name="T6_24">POW</text:span><text:span text:style-name="T6_25">,<text:s/></text:span><text:span text:style-name="T6_26">classic</text:span><text:span text:style-name="T6_27"><text:s/></text:span><text:span text:style-name="T6_28">MMO</text:span><text:span text:style-name="T6_29"><text:s/></text:span><text:span text:style-name="T6_30">combat</text:span><text:span text:style-name="T6_31"><text:s/>(</text:span><text:span text:style-name="T6_32">vote</text:span><text:span text:style-name="T6_33"><text:s/></text:span><text:span text:style-name="T6_34">of</text:span><text:span text:style-name="T6_35"><text:s/>15)</text:span></text:p>
        </text:list-item>
        <text:list-item>
          <text:p text:style-name="P7"><text:span text:style-name="T7_1">Conditional</text:span><text:span text:style-name="T7_2"><text:s/></text:span><text:span text:style-name="T7_3">turn</text:span><text:span text:style-name="T7_4"><text:s/></text:span><text:span text:style-name="T7_5">based</text:span><text:span text:style-name="T7_6">,<text:s/>3<text:s/></text:span><text:span text:style-name="T7_7">characters</text:span><text:span text:style-name="T7_8"><text:s/></text:span><text:span text:style-name="T7_9">drop</text:span><text:span text:style-name="T7_10"><text:s/></text:span><text:span text:style-name="T7_11">in</text:span><text:span text:style-name="T7_12"><text:s/></text:span><text:span text:style-name="T7_13">drop</text:span><text:span text:style-name="T7_14"><text:s/></text:span><text:span text:style-name="T7_15">out</text:span><text:span text:style-name="T7_16">,<text:s/></text:span><text:span text:style-name="T7_17">powerful</text:span><text:span text:style-name="T7_18"><text:s/></text:span><text:span text:style-name="T7_19">attacks</text:span><text:span text:style-name="T7_20"><text:s/></text:span><text:span text:style-name="T7_21">come</text:span><text:span text:style-name="T7_22"><text:s/></text:span><text:span text:style-name="T7_23">from</text:span><text:span text:style-name="T7_24"><text:s/></text:span><text:span text:style-name="T7_25">teaming</text:span><text:span text:style-name="T7_26"><text:s/></text:span><text:span text:style-name="T7_27">up</text:span><text:span text:style-name="T7_28"><text:s/></text:span><text:span text:style-name="T7_29">with</text:span><text:span text:style-name="T7_30"><text:s/>2<text:s/>-<text:s/>3<text:s/></text:span><text:span text:style-name="T7_31">characters</text:span><text:span text:style-name="T7_32">,<text:s/></text:span><text:span text:style-name="T7_33">classless</text:span><text:span text:style-name="T7_34">,<text:s/></text:span><text:span text:style-name="T7_35">trees</text:span><text:span text:style-name="T7_36"><text:s/></text:span><text:span text:style-name="T7_37">like</text:span><text:span text:style-name="T7_38"><text:s/></text:span><text:span text:style-name="T7_39">FF</text:span><text:span text:style-name="T7_40"><text:s/>(</text:span><text:span text:style-name="T7_41">vote</text:span><text:span text:style-name="T7_42"><text:s/></text:span><text:span text:style-name="T7_43">of</text:span><text:span text:style-name="T7_44"><text:s/>5)</text:span></text:p>
        </text:list-item>
        <text:list-item>
          <text:p text:style-name="P8"><text:span text:style-name="T8_1"><text:s/></text:span><text:span text:style-name="T8_2">More</text:span><text:span text:style-name="T8_3"><text:s/></text:span><text:span text:style-name="T8_4">depth</text:span><text:span text:style-name="T8_5"><text:s/></text:span><text:span text:style-name="T8_6">in</text:span><text:span text:style-name="T8_7"><text:s/></text:span><text:span text:style-name="T8_8">combat</text:span><text:span text:style-name="T8_9">,<text:s/></text:span><text:span text:style-name="T8_10">than</text:span><text:span text:style-name="T8_11"><text:s/>3,<text:s/></text:span><text:span text:style-name="T8_12">fighting</text:span><text:span text:style-name="T8_13"><text:s/></text:span><text:span text:style-name="T8_14">game</text:span><text:span text:style-name="T8_15"><text:s/></text:span><text:span text:style-name="T8_16">with</text:span><text:span text:style-name="T8_17"><text:s/></text:span><text:span text:style-name="T8_18">RPG</text:span><text:span text:style-name="T8_19"><text:s/></text:span><text:span text:style-name="T8_20">characters</text:span><text:span text:style-name="T8_21"><text:s/></text:span><text:span text:style-name="T8_22">in</text:span><text:span text:style-name="T8_23"><text:s/></text:span><text:span text:style-name="T8_24">an</text:span><text:span text:style-name="T8_25"><text:s/></text:span><text:span text:style-name="T8_26">MMO</text:span><text:span text:style-name="T8_27"><text:s/>(</text:span><text:span text:style-name="T8_28">vote</text:span><text:span text:style-name="T8_29"><text:s/></text:span><text:span text:style-name="T8_30">of</text:span><text:span text:style-name="T8_31"><text:s/>5)</text:span></text:p>
        </text:list-item>
        <text:list-item>
          <text:p text:style-name="P9"><text:span text:style-name="T9_1">Skill</text:span><text:span text:style-name="T9_2"><text:s/></text:span><text:span text:style-name="T9_3">levels</text:span><text:span text:style-name="T9_4"><text:s/>=<text:s/></text:span><text:span text:style-name="T9_5">player</text:span><text:span text:style-name="T9_6"><text:s/></text:span><text:span text:style-name="T9_7">level</text:span><text:span text:style-name="T9_8">,<text:s/></text:span><text:span text:style-name="T9_9">grid</text:span><text:span text:style-name="T9_10"><text:s/></text:span><text:span text:style-name="T9_11">based</text:span><text:span text:style-name="T9_12"><text:s/></text:span><text:span text:style-name="T9_13">real</text:span><text:span text:style-name="T9_14"><text:s/></text:span><text:span text:style-name="T9_15">time</text:span><text:span text:style-name="T9_16"><text:s/>(</text:span><text:span text:style-name="T9_17">vote</text:span><text:span text:style-name="T9_18"><text:s/></text:span><text:span text:style-name="T9_19">of</text:span><text:span text:style-name="T9_20"><text:s/>13)</text:span></text:p>
        </text:list-item>
      </text:list>
      <text:h text:style-name="P10" text:outline-level="10"><text:bookmark-start text:name="h.czpa53s1cm0z"/><text:bookmark-end text:name="h.czpa53s1cm0z"/><text:span text:style-name="T10_1">Combat</text:span><text:span text:style-name="T10_2"><text:s/></text:span><text:span text:style-name="T10_3">Systems</text:span></text:h>
      <text:p text:style-name="P11"><text:span text:style-name="T11_1">#3</text:span></text:p>
      <text:list text:style-name="LS2" xml:id="list8">
        <text:list-item>
          <text:p text:style-name="P12"><text:span text:style-name="T12_1">Base</text:span><text:span text:style-name="T12_2"><text:s/></text:span><text:span text:style-name="T12_3">spells</text:span></text:p>
        </text:list-item>
        <text:list-item>
          <text:p text:style-name="P13"><text:span text:style-name="T13_1">In</text:span><text:span text:style-name="T13_2"><text:s/></text:span><text:span text:style-name="T13_3">single</text:span><text:span text:style-name="T13_4"><text:s/></text:span><text:span text:style-name="T13_5">player</text:span><text:span text:style-name="T13_6">,<text:s/></text:span><text:span text:style-name="T13_7">can</text:span><text:span text:style-name="T13_8"><text:s/></text:span><text:span text:style-name="T13_9">equip</text:span><text:span text:style-name="T13_10"><text:s/></text:span><text:span text:style-name="T13_11">more</text:span><text:span text:style-name="T13_12"><text:s/></text:span><text:span text:style-name="T13_13">than</text:span><text:span text:style-name="T13_14"><text:s/></text:span><text:span text:style-name="T13_15">one</text:span><text:span text:style-name="T13_16"><text:s/></text:span><text:span text:style-name="T13_17">spell</text:span><text:span text:style-name="T13_18"><text:s/></text:span><text:span text:style-name="T13_19">slot</text:span></text:p>
          <text:list>
            <text:list-item>
              <text:p text:style-name="P14"><text:span text:style-name="T14_1">Used</text:span><text:span text:style-name="T14_2"><text:s/></text:span><text:span text:style-name="T14_3">for</text:span><text:span text:style-name="T14_4"><text:s/></text:span><text:span text:style-name="T14_5">unique</text:span><text:span text:style-name="T14_6"><text:s/></text:span><text:span text:style-name="T14_7">magic</text:span><text:span text:style-name="T14_8"><text:s/></text:span><text:span text:style-name="T14_9">combos</text:span></text:p>
            </text:list-item>
          </text:list>
        </text:list-item>
        <text:list-item>
          <text:p text:style-name="P15"><text:span text:style-name="T15_1">Multiplayer</text:span><text:span text:style-name="T15_2">,<text:s/></text:span><text:span text:style-name="T15_3">only</text:span><text:span text:style-name="T15_4"><text:s/></text:span><text:span text:style-name="T15_5">can</text:span><text:span text:style-name="T15_6"><text:s/></text:span><text:span text:style-name="T15_7">equip</text:span><text:span text:style-name="T15_8"><text:s/></text:span><text:span text:style-name="T15_9">one</text:span><text:span text:style-name="T15_10"><text:s/></text:span><text:span text:style-name="T15_11">spell</text:span><text:span text:style-name="T15_12"><text:s/></text:span><text:span text:style-name="T15_13">slot</text:span></text:p>
          <text:list>
            <text:list-item>
              <text:p text:style-name="P16"><text:span text:style-name="T16_1">Players</text:span><text:span text:style-name="T16_2"><text:s/></text:span><text:span text:style-name="T16_3">need</text:span><text:span text:style-name="T16_4"><text:s/></text:span><text:span text:style-name="T16_5">to</text:span><text:span text:style-name="T16_6"><text:s/></text:span><text:span text:style-name="T16_7">work</text:span><text:span text:style-name="T16_8"><text:s/></text:span><text:span text:style-name="T16_9">together</text:span><text:span text:style-name="T16_10"><text:s/></text:span><text:span text:style-name="T16_11">to</text:span><text:span text:style-name="T16_12"><text:s/></text:span><text:span text:style-name="T16_13">stack</text:span><text:span text:style-name="T16_14"><text:s/></text:span><text:span text:style-name="T16_15">magics</text:span></text:p>
            </text:list-item>
          </text:list>
        </text:list-item>
        <text:list-item>
          <text:p text:style-name="P17"><text:span text:style-name="T17_1">No</text:span><text:span text:style-name="T17_2"><text:s/></text:span><text:span text:style-name="T17_3">autotargeting</text:span></text:p>
          <text:list>
            <text:list-item>
              <text:p text:style-name="P18"><text:span text:style-name="T18_1">Players</text:span><text:span text:style-name="T18_2"><text:s/></text:span><text:span text:style-name="T18_3">hold</text:span><text:span text:style-name="T18_4"><text:s/></text:span><text:span text:style-name="T18_5">down</text:span><text:span text:style-name="T18_6"><text:s/></text:span><text:span text:style-name="T18_7">spell</text:span><text:span text:style-name="T18_8"><text:s/></text:span><text:span text:style-name="T18_9">button</text:span><text:span text:style-name="T18_10"><text:s/></text:span><text:span text:style-name="T18_11">and</text:span><text:span text:style-name="T18_12"><text:s/></text:span><text:span text:style-name="T18_13">try</text:span><text:span text:style-name="T18_14"><text:s/></text:span><text:span text:style-name="T18_15">to</text:span><text:span text:style-name="T18_16"><text:s/></text:span><text:span text:style-name="T18_17">line</text:span><text:span text:style-name="T18_18"><text:s/></text:span><text:span text:style-name="T18_19">up</text:span><text:span text:style-name="T18_20"><text:s/></text:span><text:span text:style-name="T18_21">a</text:span><text:span text:style-name="T18_22"><text:s/></text:span><text:span text:style-name="T18_23">circle</text:span><text:span text:style-name="T18_24"><text:s/></text:span><text:span text:style-name="T18_25">to</text:span><text:span text:style-name="T18_26"><text:s/></text:span><text:span text:style-name="T18_27">create</text:span><text:span text:style-name="T18_28"><text:s/></text:span><text:span text:style-name="T18_29">a</text:span><text:span text:style-name="T18_30"><text:s/></text:span><text:span text:style-name="T18_31">combo</text:span></text:p>
            </text:list-item>
          </text:list>
        </text:list-item>
      </text:list>
      <text:p text:style-name="P19"><text:span text:style-name="T19_1">#5</text:span></text:p>
      <text:list text:style-name="LS3" xml:id="list15">
        <text:list-item>
          <text:p text:style-name="P20"><text:span text:style-name="T20_1">“</text:span><text:span text:style-name="T20_2">Yin</text:span><text:span text:style-name="T20_3"><text:s/></text:span><text:span text:style-name="T20_4">Yang</text:span><text:span text:style-name="T20_5">”<text:s text:c="2"/></text:span></text:p>
          <text:list>
            <text:list-item>
              <text:p text:style-name="P21"><text:span text:style-name="T21_1">Players</text:span><text:span text:style-name="T21_2"><text:s/></text:span><text:span text:style-name="T21_3">can</text:span><text:span text:style-name="T21_4"><text:s/></text:span><text:span text:style-name="T21_5">balance</text:span><text:span text:style-name="T21_6"><text:s/></text:span><text:span text:style-name="T21_7">POW</text:span><text:span text:style-name="T21_8"><text:s/></text:span><text:span text:style-name="T21_9">and</text:span><text:span text:style-name="T21_10"><text:s/></text:span><text:span text:style-name="T21_11">HP</text:span><text:span text:style-name="T21_12">,<text:s/></text:span><text:span text:style-name="T21_13">depending</text:span><text:span text:style-name="T21_14"><text:s/></text:span><text:span text:style-name="T21_15">on</text:span><text:span text:style-name="T21_16"><text:s/></text:span><text:span text:style-name="T21_17">their</text:span><text:span text:style-name="T21_18"><text:s/></text:span><text:span text:style-name="T21_19">play</text:span><text:span text:style-name="T21_20"><text:s/></text:span><text:span text:style-name="T21_21">style</text:span></text:p>
            </text:list-item>
            <text:list-item>
              <text:p text:style-name="P22"><text:span text:style-name="T22_1">Could</text:span><text:span text:style-name="T22_2"><text:s/></text:span><text:span text:style-name="T22_3">do</text:span><text:span text:style-name="T22_4"><text:s/></text:span><text:span text:style-name="T22_5">this</text:span><text:span text:style-name="T22_6"><text:s/></text:span><text:span text:style-name="T22_7">at</text:span><text:span text:style-name="T22_8"><text:s/></text:span><text:span text:style-name="T22_9">any</text:span><text:span text:style-name="T22_10"><text:s/></text:span><text:span text:style-name="T22_11">time</text:span></text:p>
            </text:list-item>
          </text:list>
        </text:list-item>
        <text:list-item>
          <text:p text:style-name="P23"><text:span text:style-name="T23_1">Vitals</text:span></text:p>
          <text:list>
            <text:list-item>
              <text:p text:style-name="P24"><text:span text:style-name="T24_1">Traditionally</text:span><text:span text:style-name="T24_2"><text:s/></text:span><text:span text:style-name="T24_3">regenerate</text:span></text:p>
            </text:list-item>
            <text:list-item>
              <text:p text:style-name="P25"><text:span text:style-name="T25_1">HP</text:span></text:p>
              <text:list>
                <text:list-item>
                  <text:p text:style-name="P26"><text:span text:style-name="T26_1">Represents</text:span><text:span text:style-name="T26_2"><text:s/></text:span><text:span text:style-name="T26_3">health</text:span><text:span text:style-name="T26_4"><text:s/></text:span><text:span text:style-name="T26_5">of</text:span><text:span text:style-name="T26_6"><text:s/></text:span><text:span text:style-name="T26_7">the</text:span><text:span text:style-name="T26_8"><text:s/></text:span><text:span text:style-name="T26_9">character</text:span></text:p>
                </text:list-item>
              </text:list>
            </text:list-item>
            <text:list-item>
              <text:p text:style-name="P27"><text:span text:style-name="T27_1">POW</text:span></text:p>
              <text:list>
                <text:list-item>
                  <text:p text:style-name="P28"><text:span text:style-name="T28_1">Resource</text:span><text:span text:style-name="T28_2"><text:s/></text:span><text:span text:style-name="T28_3">for</text:span><text:span text:style-name="T28_4"><text:s/></text:span><text:span text:style-name="T28_5">abilities</text:span></text:p>
                </text:list-item>
              </text:list>
            </text:list-item>
          </text:list>
        </text:list-item>
      </text:list>
      <text:p text:style-name="P29"><text:span text:style-name="T29_1">#8</text:span></text:p>
      <text:p text:style-name="P30"/>
      <text:p text:style-name="P31"/>
      <text:p text:style-name="P32"><text:span text:style-name="T32_1">Blending</text:span><text:span text:style-name="T32_2"><text:s/></text:span><text:span text:style-name="T32_3">Runescape</text:span><text:span text:style-name="T32_4"><text:s/></text:span><text:span text:style-name="T32_5">Style</text:span><text:span text:style-name="T32_6"><text:s/></text:span><text:span text:style-name="T32_7">with</text:span><text:span text:style-name="T32_8"><text:s/>2-</text:span><text:span text:style-name="T32_9">D</text:span><text:span text:style-name="T32_10"><text:s/></text:span><text:span text:style-name="T32_11">Sidescrolling</text:span></text:p>
      <text:list text:style-name="LS4" xml:id="list24">
        <text:list-item>
          <text:p text:style-name="P33"><text:span text:style-name="T33_1">Player</text:span><text:span text:style-name="T33_2"><text:s/></text:span><text:span text:style-name="T33_3">traverses</text:span><text:span text:style-name="T33_4"><text:s/></text:span><text:span text:style-name="T33_5">some</text:span><text:span text:style-name="T33_6"><text:s/></text:span><text:span text:style-name="T33_7">city</text:span><text:span text:style-name="T33_8"><text:s/></text:span><text:span text:style-name="T33_9">building</text:span></text:p>
          <text:list>
            <text:list-item>
              <text:p text:style-name="P34"><text:span text:style-name="T34_1">Encounters</text:span><text:span text:style-name="T34_2"><text:s/></text:span><text:span text:style-name="T34_3">enemy</text:span><text:span text:style-name="T34_4"><text:s/></text:span><text:span text:style-name="T34_5">avatar</text:span><text:span text:style-name="T34_6"><text:s/></text:span></text:p>
              <text:list>
                <text:list-item>
                  <text:p text:style-name="P35"><text:span text:style-name="T35_1">Short</text:span><text:span text:style-name="T35_2"><text:s/></text:span><text:span text:style-name="T35_3">list</text:span><text:span text:style-name="T35_4"><text:s/></text:span><text:span text:style-name="T35_5">of</text:span><text:span text:style-name="T35_6"><text:s/></text:span><text:span text:style-name="T35_7">combat</text:span><text:span text:style-name="T35_8"><text:s/></text:span><text:span text:style-name="T35_9">options</text:span><text:span text:style-name="T35_10"><text:s/></text:span><text:span text:style-name="T35_11">appear</text:span></text:p>
                </text:list-item>
              </text:list>
            </text:list-item>
            <text:list-item>
              <text:p text:style-name="P36"><text:span text:style-name="T36_1">Player</text:span><text:span text:style-name="T36_2"><text:s/></text:span><text:span text:style-name="T36_3">can</text:span><text:span text:style-name="T36_4"><text:s/></text:span><text:span text:style-name="T36_5">queue</text:span><text:span text:style-name="T36_6"><text:s/></text:span><text:span text:style-name="T36_7">up</text:span><text:span text:style-name="T36_8"><text:s/></text:span><text:span text:style-name="T36_9">actions</text:span></text:p>
            </text:list-item>
            <text:list-item>
              <text:p text:style-name="P37"><text:span text:style-name="T37_1">Actions</text:span><text:span text:style-name="T37_2"><text:s/></text:span><text:span text:style-name="T37_3">start</text:span><text:span text:style-name="T37_4"><text:s/></text:span><text:span text:style-name="T37_5">on</text:span><text:span text:style-name="T37_6"><text:s/></text:span><text:span text:style-name="T37_7">both</text:span><text:span text:style-name="T37_8"><text:s/></text:span><text:span text:style-name="T37_9">sides</text:span></text:p>
            </text:list-item>
            <text:list-item>
              <text:p text:style-name="P38"><text:span text:style-name="T38_1">Eventually</text:span><text:span text:style-name="T38_2"><text:s/></text:span><text:span text:style-name="T38_3">encounters</text:span><text:span text:style-name="T38_4"><text:s/></text:span><text:span text:style-name="T38_5">a</text:span><text:span text:style-name="T38_6"><text:s/></text:span><text:span text:style-name="T38_7">chest</text:span><text:span text:style-name="T38_8">,<text:s/></text:span></text:p>
              <text:list>
                <text:list-item>
                  <text:p text:style-name="P39"><text:span text:style-name="T39_1">It</text:span><text:span text:style-name="T39_2">’</text:span><text:span text:style-name="T39_3">s</text:span><text:span text:style-name="T39_4"><text:s/></text:span><text:span text:style-name="T39_5">locked</text:span><text:span text:style-name="T39_6"><text:s/></text:span><text:span text:style-name="T39_7">and</text:span><text:span text:style-name="T39_8"><text:s/></text:span><text:span text:style-name="T39_9">another</text:span><text:span text:style-name="T39_10"><text:s/></text:span><text:span text:style-name="T39_11">menu</text:span><text:span text:style-name="T39_12"><text:s/></text:span><text:span text:style-name="T39_13">appears</text:span><text:span text:style-name="T39_14"><text:s/></text:span><text:span text:style-name="T39_15">with</text:span><text:span text:style-name="T39_16"><text:s/></text:span><text:span text:style-name="T39_17">a</text:span><text:span text:style-name="T39_18"><text:s/></text:span><text:span text:style-name="T39_19">few</text:span><text:span text:style-name="T39_20"><text:s/></text:span><text:span text:style-name="T39_21">options</text:span><text:span text:style-name="T39_22"><text:s/></text:span><text:span text:style-name="T39_23">related</text:span><text:span text:style-name="T39_24"><text:s/></text:span><text:span text:style-name="T39_25">to</text:span><text:span text:style-name="T39_26"><text:s/></text:span><text:span text:style-name="T39_27">opening</text:span><text:span text:style-name="T39_28"><text:s/></text:span><text:span text:style-name="T39_29">the</text:span><text:span text:style-name="T39_30"><text:s/></text:span><text:span text:style-name="T39_31">chest</text:span></text:p>
                </text:list-item>
              </text:list>
            </text:list-item>
          </text:list>
        </text:list-item>
      </text:list>
      <text:list text:style-name="LS5" xml:id="list31">
        <text:list-item>
          <text:p text:style-name="P40"><text:span text:style-name="T40_1">3-</text:span><text:span text:style-name="T40_2">D</text:span><text:span text:style-name="T40_3"><text:s/></text:span><text:span text:style-name="T40_4">Isometric</text:span><text:span text:style-name="T40_5"><text:s/></text:span><text:span text:style-name="T40_6">view</text:span><text:span text:style-name="T40_7"><text:s/></text:span><text:span text:style-name="T40_8">would</text:span><text:span text:style-name="T40_9"><text:s/></text:span><text:span text:style-name="T40_10">just</text:span><text:span text:style-name="T40_11"><text:s/></text:span><text:span text:style-name="T40_12">be</text:span><text:span text:style-name="T40_13"><text:s/></text:span><text:span text:style-name="T40_14">a</text:span><text:span text:style-name="T40_15"><text:s/></text:span><text:span text:style-name="T40_16">lot</text:span><text:span text:style-name="T40_17"><text:s/></text:span><text:span text:style-name="T40_18">of</text:span><text:span text:style-name="T40_19"><text:s/></text:span><text:span text:style-name="T40_20">searching</text:span><text:span text:style-name="T40_21"><text:s/></text:span><text:span text:style-name="T40_22">behind</text:span><text:span text:style-name="T40_23"><text:s/></text:span><text:span text:style-name="T40_24">buildings</text:span></text:p>
        </text:list-item>
      </text:list>
      <text:list text:style-name="LS6" xml:id="list32">
        <text:list-item>
          <text:p text:style-name="P41"><text:span text:style-name="T41_1">Jumping</text:span><text:span text:style-name="T41_2">,<text:s/></text:span><text:span text:style-name="T41_3">Duck</text:span><text:span text:style-name="T41_4">/</text:span><text:span text:style-name="T41_5">Slide</text:span><text:span text:style-name="T41_6"><text:s/></text:span><text:span text:style-name="T41_7">would</text:span><text:span text:style-name="T41_8"><text:s/></text:span><text:span text:style-name="T41_9">be</text:span><text:span text:style-name="T41_10"><text:s/></text:span><text:span text:style-name="T41_11">easy</text:span></text:p>
        </text:list-item>
        <text:list-item>
          <text:p text:style-name="P42"><text:span text:style-name="T42_1">Facilitate</text:span><text:span text:style-name="T42_2"><text:s/></text:span><text:span text:style-name="T42_3">vertical</text:span><text:span text:style-name="T42_4"><text:s/></text:span><text:span text:style-name="T42_5">movement</text:span></text:p>
        </text:list-item>
        <text:list-item>
          <text:p text:style-name="P43"><text:span text:style-name="T43_1">High</text:span><text:span text:style-name="T43_2">,<text:s/></text:span><text:span text:style-name="T43_3">medium</text:span><text:span text:style-name="T43_4">,<text:s/></text:span><text:span text:style-name="T43_5">low</text:span><text:span text:style-name="T43_6"><text:s/></text:span><text:span text:style-name="T43_7">blocking</text:span><text:span text:style-name="T43_8">,<text:s/></text:span><text:span text:style-name="T43_9">attacks</text:span><text:span text:style-name="T43_10"><text:s/></text:span><text:span text:style-name="T43_11">have</text:span><text:span text:style-name="T43_12"><text:s/></text:span><text:span text:style-name="T43_13">a</text:span><text:span text:style-name="T43_14"><text:s/></text:span><text:span text:style-name="T43_15">preset</text:span><text:span text:style-name="T43_16"><text:s/></text:span><text:span text:style-name="T43_17">height</text:span></text:p>
        </text:list-item>
      </text:list>
      <text:h text:style-name="P44" text:outline-level="10"><text:bookmark-start text:name="h.49j1ndqd6upt"/><text:bookmark-end text:name="h.49j1ndqd6upt"/><text:span text:style-name="T44_1">World</text:span><text:span text:style-name="T44_2"><text:s/></text:span><text:span text:style-name="T44_3">Interaction</text:span></text:h>
      <text:list text:style-name="LS7" xml:id="list35">
        <text:list-item>
          <text:p text:style-name="P45"><text:span text:style-name="T45_1">Instanced</text:span><text:span text:style-name="T45_2"><text:s/></text:span><text:span text:style-name="T45_3">dungeons</text:span><text:span text:style-name="T45_4">,<text:s/></text:span><text:span text:style-name="T45_5">non</text:span><text:span text:style-name="T45_6">-</text:span><text:span text:style-name="T45_7">instanced</text:span><text:span text:style-name="T45_8"><text:s/></text:span><text:span text:style-name="T45_9">overworld</text:span><text:span text:style-name="T45_10"><text:s/>(</text:span><text:span text:style-name="T45_11">city</text:span><text:span text:style-name="T45_12">)</text:span></text:p>
        </text:list-item>
        <text:list-item>
          <text:p text:style-name="P46"><text:span text:style-name="T46_1">Chat</text:span><text:span text:style-name="T46_2"><text:s/></text:span><text:span text:style-name="T46_3">channels</text:span></text:p>
          <text:list>
            <text:list-item>
              <text:p text:style-name="P47"><text:span text:style-name="T47_1">General</text:span><text:span text:style-name="T47_2">,<text:s/></text:span><text:span text:style-name="T47_3">trade</text:span><text:span text:style-name="T47_4">,<text:s/></text:span><text:span text:style-name="T47_5">instance</text:span><text:span text:style-name="T47_6">,<text:s/></text:span><text:span text:style-name="T47_7">party</text:span><text:span text:style-name="T47_8">,<text:s/></text:span><text:span text:style-name="T47_9">PM</text:span><text:span text:style-name="T47_10">,<text:s/></text:span><text:span text:style-name="T47_11">etc</text:span></text:p>
            </text:list-item>
          </text:list>
        </text:list-item>
        <text:list-item>
          <text:p text:style-name="P48"><text:span text:style-name="T48_1">Mail</text:span><text:span text:style-name="T48_2"><text:s/></text:span><text:span text:style-name="T48_3">system</text:span><text:span text:style-name="T48_4"><text:s/></text:span><text:span text:style-name="T48_5">separate</text:span><text:span text:style-name="T48_6"><text:s/></text:span><text:span text:style-name="T48_7">from</text:span><text:span text:style-name="T48_8"><text:s/></text:span><text:span text:style-name="T48_9">PMs</text:span><text:span text:style-name="T48_10"><text:s/></text:span><text:span text:style-name="T48_11">allows</text:span><text:span text:style-name="T48_12"><text:s/>“</text:span><text:span text:style-name="T48_13">shipping</text:span><text:span text:style-name="T48_14">”<text:s/></text:span><text:span text:style-name="T48_15">too</text:span><text:span text:style-name="T48_16"><text:s/>(</text:span><text:span text:style-name="T48_17">sending</text:span><text:span text:style-name="T48_18"><text:s/></text:span><text:span text:style-name="T48_19">items</text:span><text:span text:style-name="T48_20">,<text:s/></text:span><text:span text:style-name="T48_21">perhaps</text:span><text:span text:style-name="T48_22"><text:s/></text:span><text:span text:style-name="T48_23">for</text:span><text:span text:style-name="T48_24"><text:s/></text:span><text:span text:style-name="T48_25">a</text:span><text:span text:style-name="T48_26"><text:s/></text:span><text:span text:style-name="T48_27">fee</text:span><text:span text:style-name="T48_28">)</text:span></text:p>
        </text:list-item>
        <text:list-item>
          <text:p text:style-name="P49"><text:span text:style-name="T49_1">Players</text:span><text:span text:style-name="T49_2"><text:s/></text:span><text:span text:style-name="T49_3">with</text:span><text:span text:style-name="T49_4"><text:s/></text:span><text:span text:style-name="T49_5">more</text:span><text:span text:style-name="T49_6"><text:s/></text:span><text:span text:style-name="T49_7">renown</text:span><text:span text:style-name="T49_8"><text:s/></text:span><text:span text:style-name="T49_9">in</text:span><text:span text:style-name="T49_10"><text:s/></text:span><text:span text:style-name="T49_11">an</text:span><text:span text:style-name="T49_12"><text:s/></text:span><text:span text:style-name="T49_13">area</text:span><text:span text:style-name="T49_14"><text:s/></text:span><text:span text:style-name="T49_15">can</text:span><text:span text:style-name="T49_16"><text:s/></text:span><text:span text:style-name="T49_17">broadcast</text:span><text:span text:style-name="T49_18"><text:s/></text:span><text:span text:style-name="T49_19">chat</text:span><text:span text:style-name="T49_20"><text:s/></text:span><text:span text:style-name="T49_21">messages</text:span><text:span text:style-name="T49_22"><text:s/></text:span><text:span text:style-name="T49_23">farther</text:span><text:span text:style-name="T49_24"><text:s/></text:span><text:span text:style-name="T49_25">in</text:span><text:span text:style-name="T49_26"><text:s/></text:span><text:span text:style-name="T49_27">that</text:span><text:span text:style-name="T49_28"><text:s/></text:span><text:span text:style-name="T49_29">region</text:span><text:span text:style-name="T49_30">,<text:s/></text:span><text:span text:style-name="T49_31">making</text:span><text:span text:style-name="T49_32"><text:s/></text:span><text:span text:style-name="T49_33">trading</text:span><text:span text:style-name="T49_34">,<text:s/></text:span><text:span text:style-name="T49_35">guild</text:span><text:span text:style-name="T49_36"><text:s/></text:span><text:span text:style-name="T49_37">recruiting</text:span><text:span text:style-name="T49_38">,<text:s/></text:span><text:span text:style-name="T49_39">and</text:span><text:span text:style-name="T49_40"><text:s/></text:span><text:span text:style-name="T49_41">other</text:span><text:span text:style-name="T49_42"><text:s/></text:span><text:span text:style-name="T49_43">advertising</text:span><text:span text:style-name="T49_44"><text:s/></text:span><text:span text:style-name="T49_45">more</text:span><text:span text:style-name="T49_46"><text:s/></text:span><text:span text:style-name="T49_47">powerful</text:span><text:span text:style-name="T49_48">?</text:span></text:p>
        </text:list-item>
        <text:list-item>
          <text:p text:style-name="P50"><text:span text:style-name="T50_1">“</text:span><text:span text:style-name="T50_2">Nudge</text:span><text:span text:style-name="T50_3">”<text:s/></text:span><text:span text:style-name="T50_4">emote</text:span><text:span text:style-name="T50_5"><text:s/></text:span><text:span text:style-name="T50_6">system</text:span><text:span text:style-name="T50_7">:<text:s/></text:span><text:span text:style-name="T50_8">players</text:span><text:span text:style-name="T50_9"><text:s/></text:span><text:span text:style-name="T50_10">can</text:span><text:span text:style-name="T50_11"><text:s/></text:span><text:span text:style-name="T50_12">press</text:span><text:span text:style-name="T50_13"><text:s/></text:span><text:span text:style-name="T50_14">hotkeys</text:span><text:span text:style-name="T50_15"><text:s/></text:span><text:span text:style-name="T50_16">to</text:span><text:span text:style-name="T50_17"><text:s/></text:span><text:span text:style-name="T50_18">send</text:span><text:span text:style-name="T50_19"><text:s/></text:span><text:span text:style-name="T50_20">quick</text:span><text:span text:style-name="T50_21"><text:s/></text:span><text:span text:style-name="T50_22">messages</text:span><text:span text:style-name="T50_23"><text:s/></text:span><text:span text:style-name="T50_24">like</text:span><text:span text:style-name="T50_25"><text:s/>“</text:span><text:span text:style-name="T50_26">yes</text:span><text:span text:style-name="T50_27">”,<text:s/>“</text:span><text:span text:style-name="T50_28">no</text:span><text:span text:style-name="T50_29">”,<text:s/>“</text:span><text:span text:style-name="T50_30">go</text:span><text:span text:style-name="T50_31">”,<text:s/>“</text:span><text:span text:style-name="T50_32">okay</text:span><text:span text:style-name="T50_33">”,<text:s/>“</text:span><text:span text:style-name="T50_34">follow</text:span><text:span text:style-name="T50_35"><text:s/></text:span><text:span text:style-name="T50_36">me</text:span><text:span text:style-name="T50_37">”,<text:s/></text:span><text:span text:style-name="T50_38">and</text:span><text:span text:style-name="T50_39"><text:s/>“</text:span><text:span text:style-name="T50_40">wait</text:span><text:span text:style-name="T50_41">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